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T1" style:family="text">
      <style:text-properties officeooo:rsid="000be633"/>
    </style:style>
    <style:style style:name="T2" style:family="text">
      <style:text-properties officeooo:rsid="000d28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inux制作动态库</text:p>
      <text:p text:style-name="Standard">使用gcc编译生成动态库<text:line-break/>gcc hello.c -fPIC -c -o hello.o<text:line-break/>gcc hello.o -shared -o libmyhello.so<text:line-break/>（或者直接一步：gcc hello.c -fPIC -shared -o libmyhello.so）<text:line-break/>gcc参数解析：<text:line-break/>⒈-fPIC（或-fpic）：表示编译为位置独立的代码。位置独立的代码即位置无关代码，在可执行程序加载的时候可以存放在内存内的任何位置。若不使用该选项则编译后的代码是位置相关的代码，在可执行程序加载时是通过代码拷贝的方式来满足不同的进程的需要，没有实现真正意义上的位置共享。<text:line-break/>⒉-shared：指定生成动态链接库</text:p>
      <text:p text:style-name="Standard"><text:a xlink:type="simple" xlink:href="https://www.cnblogs.com/lanjianhappy/p/10646944.html" text:style-name="Internet_20_link" text:visited-style-name="Visited_20_Internet_20_Link">https://www.cnblogs.com/lanjianhappy/p/10646944.html</text:a></text:p>
      <text:p text:style-name="Standard"/>
      <text:p text:style-name="Standard">linux动态库位置在/usr/<text:span text:style-name="T1">lib下，头文件在usr/include下</text:span></text:p>
      <text:p text:style-name="Standard"/>
      <text:p text:style-name="Standard">编序时调用动态库需要附加选项-l<text:span text:style-name="T2">(动态库名称)掐头去尾</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8T13:08:01.056903555</meta:creation-date>
    <dc:date>2020-11-18T13:12:38.536110695</dc:date>
    <meta:editing-duration>PT4M35S</meta:editing-duration>
    <meta:editing-cycles>5</meta:editing-cycles>
    <meta:generator>LibreOffice/6.0.7.3$Linux_X86_64 LibreOffice_project/00m0$Build-3</meta:generator>
    <meta:document-statistic meta:table-count="0" meta:image-count="0" meta:object-count="0" meta:page-count="1" meta:paragraph-count="5" meta:word-count="231" meta:character-count="425" meta:non-whitespace-character-count="405"/>
  </office:meta>
</office:document-meta>
</file>